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que de France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anque de France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5041" calcext:value-type="float">
            <text:p>5041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34])/SQRT(SUM([.E2:.E234]))/SQRT(SUM([.F2:.F234]))" office:value-type="float" office:value="0.207958765431085" calcext:value-type="float">
            <text:p>0.21</text:p>
          </table:table-cell>
          <table:table-cell table:style-name="ce6" table:formula="of:=CORREL([.B2:.B234];[.C2:.C234])" office:value-type="float" office:value="0.135441630752292" calcext:value-type="float">
            <text:p>0.14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5776" calcext:value-type="float">
            <text:p>5776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6084" calcext:value-type="float">
            <text:p>6084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5329" calcext:value-type="float">
            <text:p>5329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4225" calcext:value-type="float">
            <text:p>4225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5776" calcext:value-type="float">
            <text:p>5776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4761" calcext:value-type="float">
            <text:p>4761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3600" calcext:value-type="float">
            <text:p>3600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5929" calcext:value-type="float">
            <text:p>5929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5184" calcext:value-type="float">
            <text:p>5184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10000" calcext:value-type="float">
            <text:p>10000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4356" calcext:value-type="float">
            <text:p>4356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4900" calcext:value-type="float">
            <text:p>4900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4900" calcext:value-type="float">
            <text:p>4900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5476" calcext:value-type="float">
            <text:p>5476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3969" calcext:value-type="float">
            <text:p>3969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7569" calcext:value-type="float">
            <text:p>7569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5329" calcext:value-type="float">
            <text:p>5329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5329" calcext:value-type="float">
            <text:p>5329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6724" calcext:value-type="float">
            <text:p>6724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5929" calcext:value-type="float">
            <text:p>5929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4900" calcext:value-type="float">
            <text:p>4900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5476" calcext:value-type="float">
            <text:p>5476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6561" calcext:value-type="float">
            <text:p>6561</text:p>
          </table:table-cell>
          <table:table-cell table:style-name="ce4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6084" calcext:value-type="float">
            <text:p>6084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5329" calcext:value-type="float">
            <text:p>5329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6561" calcext:value-type="float">
            <text:p>6561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5929" calcext:value-type="float">
            <text:p>5929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5776" calcext:value-type="float">
            <text:p>5776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6889" calcext:value-type="float">
            <text:p>6889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6400" calcext:value-type="float">
            <text:p>6400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6724" calcext:value-type="float">
            <text:p>6724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5041" calcext:value-type="float">
            <text:p>5041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4624" calcext:value-type="float">
            <text:p>4624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6084" calcext:value-type="float">
            <text:p>6084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5041" calcext:value-type="float">
            <text:p>5041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5329" calcext:value-type="float">
            <text:p>5329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4900" calcext:value-type="float">
            <text:p>4900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5929" calcext:value-type="float">
            <text:p>5929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5476" calcext:value-type="float">
            <text:p>5476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5184" calcext:value-type="float">
            <text:p>5184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5476" calcext:value-type="float">
            <text:p>5476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4225" calcext:value-type="float">
            <text:p>4225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5476" calcext:value-type="float">
            <text:p>5476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7056" calcext:value-type="float">
            <text:p>7056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5184" calcext:value-type="float">
            <text:p>5184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5329" calcext:value-type="float">
            <text:p>5329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5776" calcext:value-type="float">
            <text:p>5776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5329" calcext:value-type="float">
            <text:p>5329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5041" calcext:value-type="float">
            <text:p>5041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4900" calcext:value-type="float">
            <text:p>4900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5041" calcext:value-type="float">
            <text:p>5041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4225" calcext:value-type="float">
            <text:p>4225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5625" calcext:value-type="float">
            <text:p>5625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5329" calcext:value-type="float">
            <text:p>5329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5476" calcext:value-type="float">
            <text:p>5476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5041" calcext:value-type="float">
            <text:p>5041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5041" calcext:value-type="float">
            <text:p>5041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3969" calcext:value-type="float">
            <text:p>3969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4225" calcext:value-type="float">
            <text:p>4225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5184" calcext:value-type="float">
            <text:p>5184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4624" calcext:value-type="float">
            <text:p>4624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5041" calcext:value-type="float">
            <text:p>5041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4096" calcext:value-type="float">
            <text:p>4096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3364" calcext:value-type="float">
            <text:p>3364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2601" calcext:value-type="float">
            <text:p>2601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2916" calcext:value-type="float">
            <text:p>2916</text:p>
          </table:table-cell>
          <table:table-cell table:style-name="ce4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3481" calcext:value-type="float">
            <text:p>3481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3969" calcext:value-type="float">
            <text:p>3969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3600" calcext:value-type="float">
            <text:p>3600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3249" calcext:value-type="float">
            <text:p>3249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2916" calcext:value-type="float">
            <text:p>2916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3025" calcext:value-type="float">
            <text:p>3025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1936" calcext:value-type="float">
            <text:p>1936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2601" calcext:value-type="float">
            <text:p>2601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2809" calcext:value-type="float">
            <text:p>2809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2116" calcext:value-type="float">
            <text:p>2116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2601" calcext:value-type="float">
            <text:p>2601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2209" calcext:value-type="float">
            <text:p>2209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2304" calcext:value-type="float">
            <text:p>2304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2209" calcext:value-type="float">
            <text:p>2209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2116" calcext:value-type="float">
            <text:p>2116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2500" calcext:value-type="float">
            <text:p>2500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2209" calcext:value-type="float">
            <text:p>2209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1681" calcext:value-type="float">
            <text:p>1681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1369" calcext:value-type="float">
            <text:p>1369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1369" calcext:value-type="float">
            <text:p>1369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841" calcext:value-type="float">
            <text:p>841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1156" calcext:value-type="float">
            <text:p>1156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1156" calcext:value-type="float">
            <text:p>1156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1444" calcext:value-type="float">
            <text:p>1444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1156" calcext:value-type="float">
            <text:p>1156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1600" calcext:value-type="float">
            <text:p>1600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1764" calcext:value-type="float">
            <text:p>1764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1369" calcext:value-type="float">
            <text:p>1369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1681" calcext:value-type="float">
            <text:p>1681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1369" calcext:value-type="float">
            <text:p>1369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1089" calcext:value-type="float">
            <text:p>1089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1225" calcext:value-type="float">
            <text:p>1225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1296" calcext:value-type="float">
            <text:p>1296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1600" calcext:value-type="float">
            <text:p>1600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1521" calcext:value-type="float">
            <text:p>1521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1089" calcext:value-type="float">
            <text:p>1089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1024" calcext:value-type="float">
            <text:p>1024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1369" calcext:value-type="float">
            <text:p>1369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1156" calcext:value-type="float">
            <text:p>1156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729" calcext:value-type="float">
            <text:p>729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784" calcext:value-type="float">
            <text:p>784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4" table:formula="of:=[.B110]*[.C110]" office:value-type="float" office:value="75" calcext:value-type="float">
            <text:p>75</text:p>
          </table:table-cell>
          <table:table-cell table:style-name="ce4" table:formula="of:=[.B110]*[.B110]" office:value-type="float" office:value="5625" calcext:value-type="float">
            <text:p>5625</text:p>
          </table:table-cell>
          <table:table-cell table:style-name="ce4" table:formula="of:=[.C110]*[.C1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4" table:formula="of:=[.B111]*[.C111]" office:value-type="float" office:value="87" calcext:value-type="float">
            <text:p>87</text:p>
          </table:table-cell>
          <table:table-cell table:style-name="ce4" table:formula="of:=[.B111]*[.B111]" office:value-type="float" office:value="7569" calcext:value-type="float">
            <text:p>7569</text:p>
          </table:table-cell>
          <table:table-cell table:style-name="ce4"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4" table:formula="of:=[.B112]*[.C112]" office:value-type="float" office:value="144" calcext:value-type="float">
            <text:p>144</text:p>
          </table:table-cell>
          <table:table-cell table:style-name="ce4" table:formula="of:=[.B112]*[.B112]" office:value-type="float" office:value="5184" calcext:value-type="float">
            <text:p>5184</text:p>
          </table:table-cell>
          <table:table-cell table:style-name="ce4" table:formula="of:=[.C112]*[.C1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4" table:formula="of:=[.B113]*[.C113]" office:value-type="float" office:value="138" calcext:value-type="float">
            <text:p>138</text:p>
          </table:table-cell>
          <table:table-cell table:style-name="ce4" table:formula="of:=[.B113]*[.B113]" office:value-type="float" office:value="4761" calcext:value-type="float">
            <text:p>4761</text:p>
          </table:table-cell>
          <table:table-cell table:style-name="ce4" table:formula="of:=[.C113]*[.C113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2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que de France vs Fake central bank'.A1:'Banque de France vs Fake central bank'.C24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1" number:min-decimal-places="1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date-style style:name="N123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20:12:33.040269883</dc:date>
    <meta:editing-duration>PT3M13S</meta:editing-duration>
    <meta:editing-cycles>1</meta:editing-cycles>
    <meta:document-statistic meta:table-count="1" meta:cell-count="686" meta:object-count="0"/>
    <meta:generator>LibreOffice/7.3.7.2$Linux_X86_64 LibreOffice_project/30$Build-2</meta:generator>
  </office:meta>
</office:document-meta>
</file>